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d77" officeooo:paragraph-rsid="00164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rosh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4:13:12.144480986</meta:creation-date>
    <dc:date>2019-02-14T14:13:47.152187764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  <meta:generator>LibreOffice/4.2.8.2$Linux_x86 LibreOffice_project/420m0$Build-2</meta:generator>
  </office:meta>
</office:document-meta>
</file>